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list-style-name="Numbering_20_1"/>
    <style:style style:name="P3" style:family="paragraph" style:parent-style-name="Text_20_body" style:list-style-name="Numbering_20_1">
      <style:text-properties fo:font-weight="bold" style:font-weight-asian="bold" style:font-weight-complex="bold"/>
    </style:style>
    <style:style style:name="P4" style:family="paragraph" style:parent-style-name="Text_20_body" style:list-style-name="Numbering_20_1">
      <style:paragraph-properties fo:text-align="center" style:justify-single-word="false"/>
    </style:style>
    <style:style style:name="P5" style:family="paragraph" style:parent-style-name="Text_20_body" style:list-style-name="Numbering_20_1">
      <style:paragraph-properties fo:break-before="page"/>
      <style:text-properties fo:font-weight="bold" style:font-weight-asian="bold" style:font-weight-complex="bold"/>
    </style:style>
    <style:style style:name="P6" style:family="paragraph" style:parent-style-name="List_20_1" style:list-style-name="Numbering_20_1">
      <style:text-properties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ł Kołodziejski</text:p>
      <text:p text:style-name="Standard">Marek Skrajnowski</text:p>
      <text:h text:style-name="Heading_20_1" text:outline-level="1">Projekt MOW</text:h>
      <text:h text:style-name="Heading_20_2" text:outline-level="2">Filtrowanie Spamu</text:h>
      <text:list xml:id="list692979720" text:style-name="Numbering_20_1">
        <text:list-item>
          <text:p text:style-name="P6">Temat Projektu</text:p>
          <text:p text:style-name="P2">Przedmiotem projektu było stworzenie mechanizmu filtrującego wiadomości e-mail pod kątem wiadomości niepożądanych - „spamu”. Realizacja polegała na stworzeniu klasyfikatora, który po "nauczeniu się" na zbiorze treningowym, będzie w stanie klasyfikować wiadomości do jednej z dwóch kategorii: „spam” albo „ham” („nie-spam”).</text:p>
          <text:p text:style-name="P2">W celu osiągnięcia jak największej skuteczności filtrowania wiadomości, wybraliśmy 3 metody klasyfikacji, a następnie porównaliśmy uzyskane za ich pomocą wyniki. W przypadku każdego z algorytmów, postaraliśmy się zbadać wpływ różnych parametrów na jakość klasyfikacji.</text:p>
        </text:list-item>
        <text:list-item>
          <text:p text:style-name="P3">Charakterystyka Zbiorów Danych</text:p>
          <text:p text:style-name="P2">Danymi do uczenia oraz testowania były zbiory "surowych" wiadomości e-mail pochodzące ze SpamAssassin Public Corpus. Wśród nich występują zestawy wiadomości oznaczonych jako niepożądane ("spam") oraz zestawy wiadomości pożądanych ("ham"). Wiadomości pożądane są dodatkowo podzielone wg trudności, tzn. podobieństwa do wiadomości niepożądanych, na łatwe i trudne. Zbiory uczące oraz testowe były tworzone losowo spośród wszystkich wiadomości, lecz zachowując pożądaną proporcję spamu w stosunku do nie-spamu.</text:p>
          <text:p text:style-name="P2">W ramach przetwarzania wstępnego usunięte zostały wszelkie nagłówki wiadomości e-mail, liczby oraz ewentualne znaczniki html, pozostawiając do analizy jedynie treść dokumentu. Podczas wczytywania wiadomości (z wykorzystaniem zmodyfikowanej funkcji 'textmatrix' z pakietu 'lsa') usuwane były nieistotne z punktu widzenia treści słowa ("stopwords"), słowa zbyt rzadkie oraz zbyt powszechne (progi określane były procentowo, w większości przypadków jako występujące w odpowiednio &lt;1% i &gt;65% wszystkich wiadomości). Na pozostałych słowach przeprowadzany był "stemming", aby ujednolicić wiele odmian tych samych słów. Dokumenty, które po zastosowaniu wyżej wymienionych filtrów nie posiadają rządnych słów, są odrzucane. W razie problemów wydajnościowych ograniczana była także odgórnie liczba ładowanych słów, aby zwiększyć kontrolę nad rozmiarami danych. W takim przypadku odrzucane były słowa najrzadziej powtarzające się w całym zbiorze, bez uwzględnienia powtórzeń w poszczególnych dokumentach.</text:p>
          <text:p text:style-name="P2">Ostatecznym formatem danych, na którym pracowały klasyfikatory, jest "data frame" zawierający macierz liczby wystąpień słów w poszczególnych dokumentach, przy czym atrybutami (kolumnami) są kolejne słowa spełniające wcześniej wymienione kryteria, a przykładami (wierszami) są załadowane dokumenty.</text:p>
        </text:list-item>
        <text:list-item>
          <text:p text:style-name="P5">Wykorzystane Algorytmy</text:p>
          <text:list>
            <text:list-item>
              <text:p text:style-name="P3">Naiwny Klasyfikator Bayessowski</text:p>
              <text:p text:style-name="P2">W przypadku tego algorytmu, wykorzystaliśmy gotową implementację w postaci funkcji 'naiveBayes' z biblioteki 'e1071'. Przed tym wyborem, podjęliśmy próbę wykorzystania podobnej funkcji ('NaiveBayes') z biblioteki 'klaR', lecz dawała ona znacznie gorsze rezultaty. Wykorzystywana przez nas implementacja posiada jedną wadę - w przypadku tak dużego zbioru przetwarzanych danych, prawdopodobieństwa a posteriori zwracane przez funkcję 'predict' w zdecydowanej większości przypadków miały wartość 'NaN'. Błąd ten (jak przypuszczamy - w bibliotece e1071) uniemożliwił nam stworzenie wykresów ROC dla klasyfikacji bayesowskiej. Zarówno do uczenia, jak i do klasyfikacji, dane przekształcane były do postaci macierzy binarnej, a więc pod uwagę był brany jedynie fakt wystąpienia danego słowa w dokumencie, lub jego brak. Dane w takiej postaci dawały lepsze wyniki klasyfikacji, niż macierz przechowująca liczbę wystąpień słów w dokumentach.</text:p>
            </text:list-item>
            <text:list-item>
              <text:p text:style-name="P3">Klasyfikator k-Najbliższych Sąsiadów</text:p>
              <text:p text:style-name="P2">Algorytm kNN klasyfikuje przykłady znajdując ich najbliższe otoczenie w zbiorze trenującym oraz agregując klasy występujących w tym otoczeniu k przykładów uczących. Otoczenie jest określane przez wybraną miarę (nie)podobieństwa, np. odległość euklidesową lub kosinusową, która szczególnie dobrze sprawdza się w problemach klasyfikacji tekstu. Najczęściej stosowane są dwa sposoby agregacji kategorii, w zależności od wartości jakie może ona przyjmować. Do przewidywania atrybutów ciągłych lub uporządkowanych można zastosować uśrednianie, a w przypadku klas dyskretnych najczęściej stosuje się wybór większościowy (głosowanie).</text:p>
              <text:p text:style-name="P2">W ramach projektu, ze względu na brak satysfakcjonującego, gotowego rozwiązania, zaimplementowaliśmy algorytm kNN umożliwiający zmianę zarówno miary niepodobieństwa między dokumentami, jak i sposobu agregacji klas. Zwracane wartości, poza wektorem klas, obejmują także sąsiedztwo (identyfikatory, klasy przykładów ze zbioru uczącego oraz odległości od klasyfikowanego przykładu), na podstawie którego dana klasa została wybrana. Aby zapewnić jak najlepsze wykrywanie najbliższego otoczenia dokumentów, macierz wystąpień słów w poszczególnych przykładach jest normalizowana przez liczbę słów w poszczególnych dokumentach, tworząc macierz częstości występowania słowa w dokumentach.</text:p>
            </text:list-item>
            <text:list-item>
              <text:p text:style-name="P3">Klasyfikator k-Najbliższych Sąsiadów Pracujący w Przestrzeni LSA</text:p>
              <text:p text:style-name="P2">Zarówno naiwny klasyfikator bayessowski, jak i prosty klasyfikator kNN nie biorą pod uwagę potencjalnych zależności między słowami, jak chociażby występowanie synonimów słów. Aby rozwiązać ten problem można zastosować metodę Analizy Semantyki Ukrytej (Latent Semantic Analysis - LSA), która próbuje stworzyć przestrzeń pseudo-słów (ang. concept space), które reprezentują grupy słów występujących w podobnym kontekście. Polega ona na dekompozycji SVD macierzy wystąpień słów na iloraz trzech macierzy, które definiują przestrzeń LSA:</text:p>
              <text:p text:style-name="P4"><draw:frame draw:style-name="fr1" draw:name="Obiekt1" text:anchor-type="as-char" svg:width="1.907cm" svg:height="0.527cm" draw:z-index="0"><draw:object xlink:href="./Object 1" xlink:type="simple" xlink:show="embed" xlink:actuate="onLoad"/><draw:image xlink:href="./ObjectReplacements/Object 1" xlink:type="simple" xlink:show="embed" xlink:actuate="onLoad"/></draw:frame>,</text:p>
              <text:p text:style-name="P2">gdzie macierze T i D są ortogonalne oraz zawierają wektory osobliwe macierzy A, natomiast S jest macierzą diagonalną zawierającą wartości osobliwe macierzy A w kolejności malejącej. Reprezentację dokumentu w przestrzeni pseudo-słów można otrzymać w wyniku <text:soft-page-break/>przekształcenia:</text:p>
              <text:p text:style-name="P4"><draw:frame draw:style-name="fr1" draw:name="Obiekt2" text:anchor-type="as-char" svg:width="2.185cm" svg:height="0.527cm" draw:z-index="1"><draw:object xlink:href="./Object 2" xlink:type="simple" xlink:show="embed" xlink:actuate="onLoad"/><draw:image xlink:href="./ObjectReplacements/Object 2" xlink:type="simple" xlink:show="embed" xlink:actuate="onLoad"/></draw:frame>,</text:p>
              <text:p text:style-name="P2">gdzie d jest wektorem częstości występowania słów w danym dokumencie, a d' jest wynikowym wektorem korelacji z pseudo-słowami LSA. Otrzymane w ten sposób wektory są dalej wykorzystywane bezpośrednio przez klasyfikator kNN.</text:p>
              <text:p text:style-name="P2">Dodatkową zaletą dekompozycji SVD w metodzie LSA jest możliwość zmniejszenia wymiarów danych. Wartości osobliwe wskazują jak dużo informacji przekazuje dane pseudo-słowo, tak więc możemy odrzucić te, które nie są istotne dla dalszego przetwarzania, np. pozostawiając tylko słowa, które przenoszą łącznie określony procent informacji.</text:p>
              <text:p text:style-name="P2">W projekcie została zastosowana gotowa implementacja z pakietu 'lsa'.</text:p>
            </text:list-item>
          </text:list>
        </text:list-item>
        <text:list-item>
          <text:p text:style-name="P3">Badane Parametry Algorytmów</text:p>
          <text:list>
            <text:list-item>
              <text:p text:style-name="P3">Naiwny Klasyfikator Bayesowski</text:p>
              <text:list>
                <text:list-item>
                  <text:p text:style-name="P2">prawdopodobieństwo a-priori spamu - ze względu na wykorzystanie już istniejącej implementacji tego klasyfikatora, wpływ prawdopodobieństwa a-priori symulowany był poprzez zwiększenie liczby wiadomości niepożądanych w stosunku do pożądanych w zbiorze treningowym. Przetestowane zostały trzy warianty: stosunek 1:1, 3:2 oraz 7:3. </text:p>
                </text:list-item>
                <text:list-item>
                  <text:p text:style-name="P2">próg prawdopodobieństwa - prawdopodobieństwo wystąpienia słowa w dokumencie w przypadku jego braku. Sprawdzone zostały trzy wartości: 0.005, 0.01 oraz 0.05.</text:p>
                </text:list-item>
              </text:list>
            </text:list-item>
            <text:list-item>
              <text:p text:style-name="P3">Klasyfikator k-Najbliższych Sąsiadów</text:p>
              <text:list>
                <text:list-item>
                  <text:p text:style-name="P2">liczba (k) dokumentów z otoczenia klasyfikowanego przykładu, które są brane pod uwagę przy wyznaczaniu kategorii.</text:p>
                </text:list-item>
                <text:list-item>
                  <text:p text:style-name="P2">miara odległości wyznaczająca sąsiedztwo przykładów - w ramach eksperymentów użyte zostały: </text:p>
                  <text:list>
                    <text:list-item>
                      <text:p text:style-name="P2">odległość euklidesowa <text:tab/><draw:frame draw:style-name="fr1" draw:name="Obiekt3" text:anchor-type="as-char" svg:width="4.371cm" svg:height="1.226cm" draw:z-index="2"><draw:object xlink:href="./Object 3" xlink:type="simple" xlink:show="embed" xlink:actuate="onLoad"/><draw:image xlink:href="./ObjectReplacements/Object 3" xlink:type="simple" xlink:show="embed" xlink:actuate="onLoad"/></draw:frame></text:p>
                    </text:list-item>
                    <text:list-item>
                      <text:p text:style-name="P2">odległość kosinusowa <text:tab/><draw:frame draw:style-name="fr1" draw:name="Obiekt4" text:anchor-type="as-char" svg:width="2.896cm" svg:height="1.124cm" draw:z-index="3"><draw:object xlink:href="./Object 4" xlink:type="simple" xlink:show="embed" xlink:actuate="onLoad"/><draw:image xlink:href="./ObjectReplacements/Object 4" xlink:type="simple" xlink:show="embed" xlink:actuate="onLoad"/></draw:frame></text:p>
                    </text:list-item>
                  </text:list>
                </text:list-item>
                <text:list-item>
                  <text:p text:style-name="P2">próg pewności wymaganej, aby sklasyfikować przykład jako "spam"</text:p>
                </text:list-item>
              </text:list>
            </text:list-item>
            <text:list-item>
              <text:p text:style-name="P3">Klasyfikator k-Najbliższych Sąsiadów Pracujący w Przestrzeni LSA</text:p>
              <text:list>
                <text:list-item>
                  <text:p text:style-name="P2">miara odległości wyznaczająca sąsiedztwo przykładów w przestrzeni LSA - podobnie jak w poprzednim przypadku zostały wykorzystane miary euklidesowe i kosinusowe.</text:p>
                </text:list-item>
                <text:list-item>
                  <text:p text:style-name="P2">poziom redukcji wymiarów przestrzeni LSA - wybierane jest tyle największych wartości osobliwych (wskazujących na najważniejsze pseudo-słowa), aby ich suma, w stosunku do sumy wszystkich wartości, przekroczyła pożądany próg.</text:p>
                </text:list-item>
              </text:list>
            </text:list-item>
          </text:list>
        </text:list-item>
        <text:list-item>
          <text:p text:style-name="P3">Kryteria Oceny Algorytmów</text:p>
          <text:p text:style-name="P2">Oceniana była przede wszystkim skuteczność klasyfikatora, a więc procent poprawnych odpowiedzi na zbiorze testowym. Dodatkowo zmierzona została wydajność poszczególnych klasyfikatorów oraz przeanalizowano wpływ parametrów klasyfikatorów na występowanie błędów <text:soft-page-break/>false-positive i false-negative. W przypadku naiwnego klasyfikatora bayesowskiego, aby wpłynąć na liczbę błędów false-positive wykorzystaliśmy zmianę prawdopodobieństw a-priori poszczególnych kategorii - "spamu" i "hamu". W przypadku klasyfikatorów najbliższego sąsiedztwa zastosowaliśmy zmianę wymaganej pewności klasyfikacji "spamu".</text:p>
        </text:list-item>
        <text:list-item>
          <text:p text:style-name="P3">Procedura Testowania Algorytmów</text:p>
          <text:p text:style-name="P2">Testy wszystkich algorytmów odbywały się wykorzystując 5-krotną krzyżową walidację na zbiorze danych zawierającym 2000 dokumentów i co najwyżej 1000 wykrytych, najczęściej występujących słów. Ilość dokumentów, na których przeprowadzaliśmy testy wpływu poszczególnych parametrów na jakość klasyfikacji, zależała od wydajności poszczególnych algorytmów: </text:p>
          <text:list>
            <text:list-item>
              <text:list>
                <text:list-item>
                  <text:list>
                    <text:list-item>
                      <text:list>
                        <text:list-item>
                          <text:p text:style-name="P2">dla klasyfikatora kNN z wykorzystaniem LSA: rozmiar danych podany powyżej </text:p>
                        </text:list-item>
                        <text:list-item>
                          <text:p text:style-name="P2">dla naiwnego klasyfikatora bayesowskiego: 1000 dokumentów</text:p>
                        </text:list-item>
                        <text:list-item>
                          <text:p text:style-name="P2">dla prostego klasyfikatora kNN: 1000 dokumentów, maksymalnie 750 słów</text:p>
                        </text:list-item>
                      </text:list>
                    </text:list-item>
                  </text:list>
                </text:list-item>
              </text:list>
            </text:list-item>
          </text:list>
          <text:p text:style-name="P2">W testach porównawczych wszystkie klasyfikatory, bądź ich odmiany wyznaczane przez zestawy parametrów, pracowały na dokładnie tych samych zbiorach danych w ramach porównania.</text:p>
        </text:list-item>
        <text:list-item>
          <text:p text:style-name="P3">Wyniki</text:p>
          <text:list>
            <text:list-item>
              <text:p text:style-name="P3">Naiwny Klasyfikator Bayesowski</text:p>
              <text:p text:style-name="P2">Dla tego klasyfikatora, przy testowaniu przy użyciu 5-krotnej walidacji krzyżowej, osiągnięty został wynik w przybliżeniu 92% poprawnych odpowiedzi (91,9839%). </text:p>
              <text:p text:style-name="P2">Podczas uproszczonych testów wpływu prawdopodobieństwa a-priori, 50% udział spamu w zbiorze treningowym skutkował skutecznością 87,1%. Zmiana prawdopodobieństwa a-priori spamu pogarszała podany powyżej wynik. Przy stosunku 3:2 spamu do hamu (60% udziału spamu przy uczeniu), skuteczność klasyfikatora spadła do 82,8%. Dalsze zwiększenie ilości spamu podczas uczenia do stosunku 7:3 (70% spamu przy uczeniu) skutkowało uzyskaniem klasyfikatora o skuteczności 79,5%. Powyższe wyniki zostały zobrazowane na wykresie:</text:p>
            </text:list-item>
          </text:list>
        </text:list-item>
      </text:list>
      <text:p text:style-name="Text_20_body"><draw:frame draw:style-name="fr2" draw:name="Obiekt5" text:anchor-type="paragraph" svg:width="14.792cm" svg:height="7.475cm" draw:z-index="4"><draw:object xlink:href="./Object 5" xlink:type="simple" xlink:show="embed" xlink:actuate="onLoad"/><draw:image xlink:href="./ObjectReplacements/Object 5" xlink:type="simple" xlink:show="embed" xlink:actuate="onLoad"/></draw:frame></text:p>
      <text:p text:style-name="Text_20_body"><text:tab/>Podczas tych testów zbadana została również zmiana ilości błędów typu false-positive i false-<text:soft-page-break/>negative. Ku naszemu zaskoczeniu, wraz ze zwiększającą się ilością spamu przy uczeniu, malała ilość błędów false-positive, natomiast rosła ilość błędów false-negative. Uzyskane wyniki obrazują poniższe wykresy:</text:p>
      <text:p text:style-name="Text_20_body"/>
      <text:p text:style-name="Text_20_body"><draw:frame draw:style-name="fr3" draw:name="Obiekt6" text:anchor-type="paragraph" svg:width="14.494cm" svg:height="7.128cm" draw:z-index="5"><draw:object xlink:href="./Object 6" xlink:type="simple" xlink:show="embed" xlink:actuate="onLoad"/><draw:image xlink:href="./ObjectReplacements/Object 6" xlink:type="simple" xlink:show="embed" xlink:actuate="onLoad"/></draw:frame></text:p>
      <text:p text:style-name="Text_20_body"><draw:frame draw:style-name="fr4" draw:name="Obiekt8" text:anchor-type="paragraph" svg:x="1.591cm" svg:y="0.37cm" svg:width="14.409cm" svg:height="6.775cm" draw:z-index="6"><draw:object xlink:href="./Object 8" xlink:type="simple" xlink:show="embed" xlink:actuate="onLoad"/><draw:image xlink:href="./ObjectReplacements/Object 8" xlink:type="simple" xlink:show="embed" xlink:actuate="onLoad"/></draw:frame></text:p>
      <text:p text:style-name="Text_20_body"/>
      <text:p text:style-name="Text_20_body"><text:tab/>Spodziewaliśmy się raczej odwrotnej tendencji, a więc lepszej identyfikacji spamu, a nawet klasyfikację niektórych wiadomości pożądanych jako niepożądanych. Uzyskane wyniki możemy jednak spróbować wytłumaczyć stawiając tezę, iż ucząc się na większej próbce wiadomości niepożądanych częściej zdarzało się, aby w spamie występowały słowa pojawiające się również w hamie. Nie tłumaczy to jednak do końca dlaczego w takim przypadku wiadomości pożądane nie zostały zaklasyfikowane jako spam. Testy te powtórzyliśmy otrzymując taką samą tendencję co w pierwszym przebiegu.</text:p>
      <text:p text:style-name="Text_20_body"/>
      <text:p text:style-name="Text_20_body"><text:soft-page-break/></text:p>
      <text:list xml:id="list2170258658" text:continue-numbering="true" text:style-name="Numbering_20_1">
        <text:list-item>
          <text:list>
            <text:list-item>
              <text:p text:style-name="P3">Klasyfikator k-Najbliższych Sąsiadów</text:p>
            </text:list-item>
            <text:list-item>
              <text:p text:style-name="P3">Klasyfikator k-Najbliższych Sąsiadów w Przestrzeni LSA</text:p>
            </text:list-item>
          </text:list>
        </text:list-item>
        <text:list-item>
          <text:p text:style-name="P3">Podsumowan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false" style:page-number="auto"/>
      <style:text-properties style:font-weight-asian="normal"/>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er" style:next-style-name="Text_20_body" style:default-outline-level="1" style:class="text">
      <style:paragraph-properties fo:margin-top="1.778cm" fo:margin-bottom="0.203cm" fo:text-align="center" style:justify-single-word="false"/>
      <style:text-properties fo:font-size="150%" fo:font-weight="bold" style:font-size-asian="115%" style:font-weight-asian="normal"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fo:margin-top="0cm" fo:margin-bottom="1.778cm" fo:text-align="center" style:justify-single-word="false" style:page-number="auto"/>
      <style:text-properties fo:font-size="12pt" fo:font-style="normal"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051cm" fo:margin-right="0.051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838cm" fo:margin-left="1.397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534cm" fo:margin-left="1.88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space" fo:text-indent="-0.095cm" fo:margin-left="2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space" fo:text-indent="-0.762cm" fo:margin-left="1.397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59cm" table:align="margins"/>
    </style:style>
    <style:style style:name="Tabela1.A" style:family="table-column">
      <style:table-column-properties style:column-width="8.795cm" style:rel-column-width="32767*"/>
    </style:style>
    <style:style style:name="Tabela1.B" style:family="table-column">
      <style:table-column-properties style:column-width="8.795cm" style:rel-column-width="32768*"/>
    </style:style>
    <style:style style:name="Tabela1.1" style:family="table-row">
      <style:table-row-properties style:min-row-height="0.226cm"/>
    </style:style>
    <style:style style:name="Tabela1.A1" style:family="table-cell">
      <style:table-cell-properties fo:padding="0.097cm" fo:border-left="none" fo:border-right="none" fo:border-top="0.002cm solid #000000" fo:border-bottom="none"/>
    </style:style>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00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35cm" fo:margin-left="0cm" fo:margin-right="0cm" fo:margin-top="0.499cm"/>
      </style:footer-style>
    </style:page-layout>
  </office:automatic-styles>
  <office:master-styles>
    <style:master-page style:name="Standard" style:page-layout-name="Mpm1">
      <style:footer>
        <table:table table:name="Tabela1" table:style-name="Tabela1">
          <table:table-column table:style-name="Tabela1.A"/>
          <table:table-column table:style-name="Tabela1.B"/>
          <table:table-row table:style-name="Tabela1.1">
            <table:table-cell table:style-name="Tabela1.A1" office:value-type="string">
              <text:p text:style-name="Footer"><text:title>Projekt MOW - Filtrowanie Spamu</text:title></text:p>
            </table:table-cell>
            <table:table-cell table:style-name="Tabela1.A1" office:value-type="string">
              <text:p text:style-name="MP1"><text:page-number text:select-page="current">6</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ek Skrajnowski</meta:initial-creator>
    <meta:creation-date>2011-06-06T12:03:29</meta:creation-date>
    <dc:date>2011-06-06T23:40:33</dc:date>
    <meta:editing-duration>PT03H34M08S</meta:editing-duration>
    <meta:editing-cycles>37</meta:editing-cycles>
    <meta:generator>OpenOffice.org/3.2$Linux OpenOffice.org_project/320m12$Build-9483</meta:generator>
    <dc:title>Projekt MOW - Filtrowanie Spamu</dc:title>
    <meta:document-statistic meta:table-count="1" meta:image-count="0" meta:object-count="7" meta:page-count="6" meta:paragraph-count="57" meta:word-count="1360" meta:character-count="10848"/>
  </office:meta>
</office:document-meta>
</file>

<file path=Object 1/content.xml><?xml version="1.0" encoding="utf-8"?>
<math xmlns="http://www.w3.org/1998/Math/MathML">
  <semantics>
    <mrow>
      <mrow>
        <mi>A</mi>
        <mo stretchy="false">=</mo>
        <mi>T</mi>
      </mrow>
      <mi>S</mi>
      <msup>
        <mi>D</mi>
        <mi>t</mi>
      </msup>
    </mrow>
    <annotation encoding="StarMath 5.0">A = T S D^t</annotation>
  </semantics>
</math>
</file>

<file path=Object 2/content.xml><?xml version="1.0" encoding="utf-8"?>
<math xmlns="http://www.w3.org/1998/Math/MathML">
  <semantics>
    <mrow>
      <mi>d</mi>
      <mrow>
        <mi>'</mi>
        <mo stretchy="false">=</mo>
        <msup>
          <mi>S</mi>
          <mrow>
            <mo stretchy="false">−</mo>
            <mn>1</mn>
          </mrow>
        </msup>
      </mrow>
      <msup>
        <mi>T</mi>
        <mi>t</mi>
      </msup>
      <mi>d</mi>
    </mrow>
    <annotation encoding="StarMath 5.0">d' = S^-1 T^t d</annotation>
  </semantics>
</math>
</file>

<file path=Object 3/content.xml><?xml version="1.0" encoding="utf-8"?>
<math xmlns="http://www.w3.org/1998/Math/MathML">
  <semantics>
    <mrow>
      <mi>d</mi>
      <mo stretchy="false">=</mo>
      <msqrt>
        <mrow>
          <munderover>
            <mo stretchy="false">∑</mo>
            <mrow>
              <mi>i</mi>
              <mo stretchy="false">=</mo>
              <mn>1</mn>
            </mrow>
            <mi>n</mi>
          </munderover>
          <msup>
            <mrow>
              <mo stretchy="false">[</mo>
              <mrow>
                <msub>
                  <mi>a</mi>
                  <mi>i</mi>
                </msub>
                <mrow>
                  <mrow>
                    <mo stretchy="false">(</mo>
                    <msub>
                      <mi>x</mi>
                      <mn>1</mn>
                    </msub>
                    <mo stretchy="false">)</mo>
                  </mrow>
                  <mo stretchy="false">−</mo>
                  <msub>
                    <mi>a</mi>
                    <mi>i</mi>
                  </msub>
                </mrow>
                <mrow>
                  <mo stretchy="false">(</mo>
                  <msub>
                    <mi>x</mi>
                    <mn>2</mn>
                  </msub>
                  <mo stretchy="false">)</mo>
                </mrow>
              </mrow>
              <mo stretchy="false">]</mo>
            </mrow>
            <mn>2</mn>
          </msup>
        </mrow>
      </msqrt>
    </mrow>
    <annotation encoding="StarMath 5.0">d = sqrt{sum from{i=1} to{n} {[a_i(x_1) - a_i(x_2)]^2}}</annotation>
  </semantics>
</math>
</file>

<file path=Object 4/content.xml><?xml version="1.0" encoding="utf-8"?>
<math xmlns="http://www.w3.org/1998/Math/MathML">
  <semantics>
    <mrow>
      <mi>d</mi>
      <mo stretchy="false">=</mo>
      <mrow>
        <mn>1</mn>
        <mo stretchy="false">−</mo>
        <mfrac>
          <mrow>
            <msub>
              <mi>x</mi>
              <mn>1</mn>
            </msub>
            <mo stretchy="false">⋅</mo>
            <msub>
              <mi>x</mi>
              <mn>2</mn>
            </msub>
          </mrow>
          <mrow>
            <mrow>
              <mo stretchy="false">∥</mo>
              <msub>
                <mi>x</mi>
                <mn>1</mn>
              </msub>
              <mo stretchy="false">∥</mo>
            </mrow>
            <mrow>
              <mo stretchy="false">∥</mo>
              <msub>
                <mi>x</mi>
                <mn>2</mn>
              </msub>
              <mo stretchy="false">∥</mo>
            </mrow>
          </mrow>
        </mfrac>
      </mrow>
    </mrow>
    <annotation encoding="StarMath 5.0">d = 1 - {{x_1 cdot x_2} over {ldline x_1 rdline ldline x_2 rdline}}</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791cm" svg:height="7.475cm" xlink:href="." chart:class="chart:bar" chart:style-name="ch1">
        <chart:title svg:x="1.032cm" svg:y="0.15cm" chart:style-name="ch2">
          <text:p>Zależność jakości klasyfikatora od procentowego udziału spamu</text:p>
        </chart:title>
        <chart:plot-area chart:style-name="ch3" chart:data-source-has-labels="both" svg:x="0.389cm" svg:y="0.802cm" svg:width="14.107cm" svg:height="6.576cm">
          <chart:axis chart:dimension="x" chart:name="primary-x" chart:style-name="ch4">
            <chart:title svg:x="3.918cm" svg:y="6.955cm" chart:style-name="ch5">
              <text:p>Procentowy udział spamu w zbiorze treningowym [%]</text:p>
            </chart:title>
            <chart:categories table:cell-range-address="local-table.$B$1:.$D$1"/>
          </chart:axis>
          <chart:axis chart:dimension="y" chart:name="primary-y" chart:style-name="ch6">
            <chart:title svg:x="0.296cm" svg:y="7.363cm" chart:style-name="ch7">
              <text:p>Procent poprawnych odpowiedzi klasyfikatora [%]</text:p>
            </chart:title>
            <chart:grid chart:style-name="ch8" chart:class="major"/>
          </chart:axis>
          <chart:series chart:style-name="ch9" chart:values-cell-range-address="local-table.$B$2:.$D$2" chart:label-cell-address="local-table.$A$2"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50</text:p>
              </table:table-cell>
              <table:table-cell office:value-type="string">
                <text:p>60</text:p>
              </table:table-cell>
              <table:table-cell office:value-type="string">
                <text:p>70</text:p>
              </table:table-cell>
            </table:table-row>
          </table:table-header-rows>
          <table:table-rows>
            <table:table-row>
              <table:table-cell office:value-type="string">
                <text:p>Wiersz 16</text:p>
              </table:table-cell>
              <table:table-cell office:value-type="float" office:value="87.1">
                <text:p>87.1</text:p>
              </table:table-cell>
              <table:table-cell office:value-type="float" office:value="82.8">
                <text:p>82.8</text:p>
              </table:table-cell>
              <table:table-cell office:value-type="float" office:value="79.5">
                <text:p>79.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493cm" svg:height="7.127cm" xlink:href="." chart:class="chart:bar" chart:style-name="ch1">
        <chart:title svg:x="0.261cm" svg:y="0.143cm" chart:style-name="ch2">
          <text:p>Zależność ilości błędów false-positive od procentowego udziału spamu</text:p>
        </chart:title>
        <chart:plot-area chart:style-name="ch3" chart:data-source-has-labels="both" svg:x="0.377cm" svg:y="0.788cm" svg:width="13.827cm" svg:height="6.256cm">
          <chart:axis chart:dimension="x" chart:name="primary-x" chart:style-name="ch4">
            <chart:title svg:x="4.184cm" svg:y="6.609cm" chart:style-name="ch5">
              <text:p>Procentowy udział spamu w zbiorze treningowym [%]</text:p>
            </chart:title>
            <chart:categories table:cell-range-address="local-table.$B$1:.$D$1"/>
          </chart:axis>
          <chart:axis chart:dimension="y" chart:name="primary-y" chart:style-name="ch6">
            <chart:title svg:x="0.29cm" svg:y="5.522cm" chart:style-name="ch7">
              <text:p>Ilość błędów false-positive</text:p>
            </chart:title>
            <chart:grid chart:style-name="ch8" chart:class="major"/>
          </chart:axis>
          <chart:series chart:style-name="ch9" chart:values-cell-range-address="local-table.$B$2:.$D$2" chart:label-cell-address="local-table.$A$2"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50</text:p>
              </table:table-cell>
              <table:table-cell office:value-type="string">
                <text:p>60</text:p>
              </table:table-cell>
              <table:table-cell office:value-type="string">
                <text:p>70</text:p>
              </table:table-cell>
            </table:table-row>
          </table:table-header-rows>
          <table:table-rows>
            <table:table-row>
              <table:table-cell office:value-type="string">
                <text:p>Wiersz 3</text:p>
              </table:table-cell>
              <table:table-cell office:value-type="float" office:value="13">
                <text:p>13</text:p>
              </table:table-cell>
              <table:table-cell office:value-type="float" office:value="12">
                <text:p>12</text:p>
              </table:table-cell>
              <table:table-cell office:value-type="float" office:value="4">
                <text:p>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408cm" svg:height="6.774cm" xlink:href="." chart:class="chart:bar" chart:style-name="ch1">
        <chart:title svg:x="0.153cm" svg:y="0.136cm" chart:style-name="ch2">
          <text:p>Zależność ilości błędów false-negative od procentowego udziału spamu</text:p>
        </chart:title>
        <chart:plot-area chart:style-name="ch3" chart:data-source-has-labels="both" svg:x="0.375cm" svg:y="0.774cm" svg:width="13.745cm" svg:height="5.931cm">
          <chart:axis chart:dimension="x" chart:name="primary-x" chart:style-name="ch4">
            <chart:title svg:x="3.723cm" svg:y="6.268cm" chart:style-name="ch5">
              <text:p>Procentowy udział spamu w zbiorze treningowym [%]</text:p>
            </chart:title>
            <chart:categories table:cell-range-address="local-table.$B$1:.$D$1"/>
          </chart:axis>
          <chart:axis chart:dimension="y" chart:name="primary-y" chart:style-name="ch6">
            <chart:title svg:x="0.289cm" svg:y="5.411cm" chart:style-name="ch7">
              <text:p>Ilość błędów false-negative</text:p>
            </chart:title>
            <chart:grid chart:style-name="ch8" chart:class="major"/>
          </chart:axis>
          <chart:series chart:style-name="ch9" chart:values-cell-range-address="local-table.$B$2:.$D$2" chart:label-cell-address="local-table.$A$2"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50</text:p>
              </table:table-cell>
              <table:table-cell office:value-type="string">
                <text:p>60</text:p>
              </table:table-cell>
              <table:table-cell office:value-type="string">
                <text:p>70</text:p>
              </table:table-cell>
            </table:table-row>
          </table:table-header-rows>
          <table:table-rows>
            <table:table-row>
              <table:table-cell office:value-type="string">
                <text:p>Wiersz 10</text:p>
              </table:table-cell>
              <table:table-cell office:value-type="float" office:value="25">
                <text:p>25</text:p>
              </table:table-cell>
              <table:table-cell office:value-type="float" office:value="39">
                <text:p>39</text:p>
              </table:table-cell>
              <table:table-cell office:value-type="float" office:value="57">
                <text:p>5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